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>
      <style:text-properties fo:background-color="#ffffff" fo:color="#252525"/>
    </style:style>
    <style:style style:name="T12_172" style:family="text">
      <style:text-properties fo:background-color="#ffffff" fo:color="#252525"/>
    </style:style>
    <style:style style:name="T12_173" style:family="text">
      <style:text-properties fo:background-color="#ffffff" fo:color="#252525"/>
    </style:style>
    <style:style style:name="T12_174" style:family="text">
      <style:text-properties fo:background-color="#ffffff" fo:color="#252525"/>
    </style:style>
    <style:style style:name="T12_175" style:family="text">
      <style:text-properties fo:background-color="#ffffff" fo:color="#252525"/>
    </style:style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</office:automatic-styles>
  <office:body>
    <office:text>
      <text:p text:style-name="P1"><text:span text:style-name="T1_1">SPIDIvonMARDER</text:span></text:p>
      <text:p text:style-name="P2"/>
      <text:p text:style-name="P3"><text:span text:style-name="T3_1">Porządny</text:span><text:span text:style-name="T3_2"><text:s/></text:span><text:span text:style-name="T3_3">odcinek</text:span><text:span text:style-name="T3_4"><text:s/></text:span><text:span text:style-name="T3_5">w</text:span><text:span text:style-name="T3_6"><text:s/></text:span><text:span text:style-name="T3_7">starym</text:span><text:span text:style-name="T3_8"><text:s/></text:span><text:span text:style-name="T3_9">stylu</text:span><text:span text:style-name="T3_10">!<text:s/></text:span><text:span text:style-name="T3_11">Nie</text:span><text:span text:style-name="T3_12"><text:s/></text:span><text:span text:style-name="T3_13">chodzi</text:span><text:span text:style-name="T3_14"><text:s/></text:span><text:span text:style-name="T3_15">mi</text:span><text:span text:style-name="T3_16"><text:s/></text:span><text:span text:style-name="T3_17">o</text:span><text:span text:style-name="T3_18"><text:s/></text:span><text:span text:style-name="T3_19">to</text:span><text:span text:style-name="T3_20">,<text:s/></text:span><text:span text:style-name="T3_21">że</text:span><text:span text:style-name="T3_22"><text:s/></text:span><text:span text:style-name="T3_23">fabuła</text:span><text:span text:style-name="T3_24"><text:s/></text:span><text:span text:style-name="T3_25">nawiązuje</text:span><text:span text:style-name="T3_26"><text:s/></text:span><text:span text:style-name="T3_27">do</text:span><text:span text:style-name="T3_28"><text:s/></text:span><text:span text:style-name="T3_29">I</text:span><text:span text:style-name="T3_30"><text:s/></text:span><text:span text:style-name="T3_31">sezonu</text:span><text:span text:style-name="T3_32">.<text:s/></text:span><text:span text:style-name="T3_33">Ten</text:span><text:span text:style-name="T3_34"><text:s/></text:span><text:span text:style-name="T3_35">odcinek</text:span><text:span text:style-name="T3_36"><text:s/></text:span><text:span text:style-name="T3_37">trochę</text:span><text:span text:style-name="T3_38"><text:s/></text:span><text:span text:style-name="T3_39">był</text:span><text:span text:style-name="T3_40"><text:s/></text:span><text:span text:style-name="T3_41">jak</text:span><text:span text:style-name="T3_42"><text:s/></text:span><text:span text:style-name="T3_43">w</text:span><text:span text:style-name="T3_44"><text:s/></text:span><text:span text:style-name="T3_45">I</text:span><text:span text:style-name="T3_46"><text:s/></text:span><text:span text:style-name="T3_47">sezonie</text:span><text:span text:style-name="T3_48">,<text:s/></text:span><text:span text:style-name="T3_49">kiedy</text:span><text:span text:style-name="T3_50"><text:s/></text:span><text:span text:style-name="T3_51">to</text:span><text:span text:style-name="T3_52"><text:s/></text:span><text:span text:style-name="T3_53">kwestia</text:span><text:span text:style-name="T3_54"><text:s/></text:span><text:span text:style-name="T3_55">przyjaźni</text:span><text:span text:style-name="T3_56"><text:s/></text:span><text:span text:style-name="T3_57">i</text:span><text:span text:style-name="T3_58"><text:s/></text:span><text:span text:style-name="T3_59">samych</text:span><text:span text:style-name="T3_60"><text:s/></text:span><text:span text:style-name="T3_61">pierwszoplanowych</text:span><text:span text:style-name="T3_62"><text:s/></text:span><text:span text:style-name="T3_63">relacji</text:span><text:span text:style-name="T3_64"><text:s/></text:span><text:span text:style-name="T3_65">międzyludzkich</text:span><text:span text:style-name="T3_66"><text:s/>(</text:span><text:span text:style-name="T3_67">międzykucowych</text:span><text:span text:style-name="T3_68">)<text:s/></text:span><text:span text:style-name="T3_69">była</text:span><text:span text:style-name="T3_70"><text:s/></text:span><text:span text:style-name="T3_71">głównym</text:span><text:span text:style-name="T3_72"><text:s/></text:span><text:span text:style-name="T3_73">tematem</text:span><text:span text:style-name="T3_74">.<text:s/></text:span><text:span text:style-name="T3_75">Z</text:span><text:span text:style-name="T3_76"><text:s/></text:span><text:span text:style-name="T3_77">jednej</text:span><text:span text:style-name="T3_78"><text:s/></text:span><text:span text:style-name="T3_79">strony</text:span><text:span text:style-name="T3_80"><text:s/></text:span><text:span text:style-name="T3_81">to</text:span><text:span text:style-name="T3_82"><text:s/>(</text:span><text:span text:style-name="T3_83">znowu</text:span><text:span text:style-name="T3_84">!)<text:s/></text:span><text:span text:style-name="T3_85">odgrzewanie</text:span><text:span text:style-name="T3_86"><text:s/></text:span><text:span text:style-name="T3_87">kotleta</text:span><text:span text:style-name="T3_88">,<text:s/></text:span><text:span text:style-name="T3_89">cały</text:span><text:span text:style-name="T3_90"><text:s/></text:span><text:span text:style-name="T3_91">ten</text:span><text:span text:style-name="T3_92"><text:s/></text:span><text:span text:style-name="T3_93">sezon</text:span><text:span text:style-name="T3_94"><text:s/></text:span><text:span text:style-name="T3_95">to</text:span><text:span text:style-name="T3_96"><text:s/></text:span><text:span text:style-name="T3_97">odkopywanie</text:span><text:span text:style-name="T3_98"><text:s/></text:span><text:span text:style-name="T3_99">brudów</text:span><text:span text:style-name="T3_100"><text:s/></text:span><text:span text:style-name="T3_101">z</text:span><text:span text:style-name="T3_102"><text:s/></text:span><text:span text:style-name="T3_103">przeszłości</text:span><text:span text:style-name="T3_104">.<text:s/></text:span><text:span text:style-name="T3_105">Ale</text:span><text:span text:style-name="T3_106"><text:s/></text:span><text:span text:style-name="T3_107">jak</text:span><text:span text:style-name="T3_108"><text:s/></text:span><text:span text:style-name="T3_109">przyjemnie</text:span><text:span text:style-name="T3_110"><text:s/></text:span><text:span text:style-name="T3_111">zrobione</text:span><text:span text:style-name="T3_112">!<text:s/></text:span><text:span text:style-name="T3_113">Mądry</text:span><text:span text:style-name="T3_114">,<text:s/></text:span><text:span text:style-name="T3_115">ciekawy</text:span><text:span text:style-name="T3_116"><text:s/></text:span><text:span text:style-name="T3_117">i</text:span><text:span text:style-name="T3_118"><text:s/></text:span><text:span text:style-name="T3_119">oczywiście</text:span><text:span text:style-name="T3_120"><text:s/></text:span><text:span text:style-name="T3_121">śmieszny</text:span><text:span text:style-name="T3_122"><text:s/></text:span><text:span text:style-name="T3_123">odcinek</text:span><text:span text:style-name="T3_124">.<text:s/></text:span><text:span text:style-name="T3_125">Daję</text:span><text:span text:style-name="T3_126"><text:s/></text:span><text:span text:style-name="T3_127">dużo</text:span><text:span text:style-name="T3_128"><text:s/></text:span><text:span text:style-name="T3_129">punktów</text:span><text:span text:style-name="T3_130">,<text:s/></text:span><text:span text:style-name="T3_131">szczególnie</text:span><text:span text:style-name="T3_132"><text:s/></text:span><text:span text:style-name="T3_133">że</text:span><text:span text:style-name="T3_134"><text:s/></text:span><text:span text:style-name="T3_135">mamy</text:span><text:span text:style-name="T3_136"><text:s/></text:span><text:span text:style-name="T3_137">tutaj</text:span><text:span text:style-name="T3_138"><text:s/></text:span><text:span text:style-name="T3_139">starą</text:span><text:span text:style-name="T3_140"><text:s/></text:span><text:span text:style-name="T3_141">Twilight</text:span><text:span text:style-name="T3_142">,<text:s/></text:span><text:span text:style-name="T3_143">która</text:span><text:span text:style-name="T3_144"><text:s/></text:span><text:span text:style-name="T3_145">kochałem</text:span><text:span text:style-name="T3_146">,<text:s/></text:span><text:span text:style-name="T3_147">a</text:span><text:span text:style-name="T3_148"><text:s/></text:span><text:span text:style-name="T3_149">także</text:span><text:span text:style-name="T3_150"><text:s/></text:span><text:span text:style-name="T3_151">całkiem</text:span><text:span text:style-name="T3_152"><text:s/></text:span><text:span text:style-name="T3_153">ogarniętego</text:span><text:span text:style-name="T3_154"><text:s/></text:span><text:span text:style-name="T3_155">Spike</text:span><text:span text:style-name="T3_156">’</text:span><text:span text:style-name="T3_157">a</text:span><text:span text:style-name="T3_158">.</text:span></text:p>
      <text:p text:style-name="P4"/>
      <text:p text:style-name="P5"><text:span text:style-name="T5_1">aTOM</text:span></text:p>
      <text:p text:style-name="P6"><text:span text:style-name="T6_1">Odcinek</text:span><text:span text:style-name="T6_2"><text:s/></text:span><text:span text:style-name="T6_3">genialny</text:span><text:span text:style-name="T6_4">.<text:s/></text:span><text:span text:style-name="T6_5">Slice</text:span><text:span text:style-name="T6_6"><text:s/></text:span><text:span text:style-name="T6_7">of</text:span><text:span text:style-name="T6_8"><text:s/></text:span><text:span text:style-name="T6_9">Life</text:span><text:span text:style-name="T6_10"><text:s/></text:span><text:span text:style-name="T6_11">pełną</text:span><text:span text:style-name="T6_12"><text:s/></text:span><text:span text:style-name="T6_13">gębą</text:span><text:span text:style-name="T6_14">,<text:s/></text:span><text:span text:style-name="T6_15">żadnych</text:span><text:span text:style-name="T6_16"><text:s/></text:span><text:span text:style-name="T6_17">monstrów</text:span><text:span text:style-name="T6_18">,<text:s/></text:span><text:span text:style-name="T6_19">kataklizmów</text:span><text:span text:style-name="T6_20">,<text:s/></text:span><text:span text:style-name="T6_21">za</text:span><text:span text:style-name="T6_22"><text:s/></text:span><text:span text:style-name="T6_23">to</text:span><text:span text:style-name="T6_24"><text:s/></text:span><text:span text:style-name="T6_25">świetne</text:span><text:span text:style-name="T6_26"><text:s/></text:span><text:span text:style-name="T6_27">nawiązanie</text:span><text:span text:style-name="T6_28"><text:s/></text:span><text:span text:style-name="T6_29">do</text:span><text:span text:style-name="T6_30"><text:s/></text:span><text:span text:style-name="T6_31">pierwszego</text:span><text:span text:style-name="T6_32"><text:s/></text:span><text:span text:style-name="T6_33">odcinka</text:span><text:span text:style-name="T6_34"><text:s/></text:span><text:span text:style-name="T6_35">i</text:span><text:span text:style-name="T6_36"><text:s/></text:span><text:span text:style-name="T6_37">wykorzystanie</text:span><text:span text:style-name="T6_38"><text:s/></text:span><text:span text:style-name="T6_39">krótkiej</text:span><text:span text:style-name="T6_40"><text:s/></text:span><text:span text:style-name="T6_41">sceny</text:span><text:span text:style-name="T6_42">,<text:s/></text:span><text:span text:style-name="T6_43">aby</text:span><text:span text:style-name="T6_44"><text:s/></text:span><text:span text:style-name="T6_45">zbudować</text:span><text:span text:style-name="T6_46"><text:s/></text:span><text:span text:style-name="T6_47">oś</text:span><text:span text:style-name="T6_48"><text:s/></text:span><text:span text:style-name="T6_49">fabuły</text:span><text:span text:style-name="T6_50"><text:s/></text:span><text:span text:style-name="T6_51">na</text:span><text:span text:style-name="T6_52"><text:s/></text:span><text:span text:style-name="T6_53">dwadzieścia</text:span><text:span text:style-name="T6_54"><text:s/></text:span><text:span text:style-name="T6_55">minut</text:span><text:span text:style-name="T6_56">.<text:s/></text:span><text:span text:style-name="T6_57">I</text:span><text:span text:style-name="T6_58"><text:s/></text:span><text:span text:style-name="T6_59">to</text:span><text:span text:style-name="T6_60"><text:s/></text:span><text:span text:style-name="T6_61">logicznej</text:span><text:span text:style-name="T6_62"><text:s/>–<text:s/></text:span><text:span text:style-name="T6_63">ucieszyło</text:span><text:span text:style-name="T6_64"><text:s/></text:span><text:span text:style-name="T6_65">mnie</text:span><text:span text:style-name="T6_66"><text:s/></text:span><text:span text:style-name="T6_67">zwłaszcza</text:span><text:span text:style-name="T6_68"><text:s/></text:span><text:span text:style-name="T6_69">zagranie</text:span><text:span text:style-name="T6_70"><text:s/></text:span><text:span text:style-name="T6_71">ze</text:span><text:span text:style-name="T6_72"><text:s/></text:span><text:span text:style-name="T6_73">sprowadzeniem</text:span><text:span text:style-name="T6_74"><text:s/></text:span><text:span text:style-name="T6_75">Pinkie</text:span><text:span text:style-name="T6_76">.<text:s/></text:span><text:span text:style-name="T6_77">I</text:span><text:span text:style-name="T6_78"><text:s/></text:span><text:span text:style-name="T6_79">Pinkiekopter</text:span><text:span text:style-name="T6_80">.<text:s/></text:span><text:span text:style-name="T6_81">A</text:span><text:span text:style-name="T6_82"><text:s/></text:span><text:span text:style-name="T6_83">ilość</text:span><text:span text:style-name="T6_84"><text:s/></text:span><text:span text:style-name="T6_85">detali</text:span><text:span text:style-name="T6_86"><text:s/></text:span><text:span text:style-name="T6_87">w</text:span><text:span text:style-name="T6_88"><text:s/></text:span><text:span text:style-name="T6_89">tym</text:span><text:span text:style-name="T6_90"><text:s/></text:span><text:span text:style-name="T6_91">odcinku</text:span><text:span text:style-name="T6_92"><text:s/></text:span><text:span text:style-name="T6_93">wprost</text:span><text:span text:style-name="T6_94"><text:s/></text:span><text:span text:style-name="T6_95">powalała</text:span><text:span text:style-name="T6_96">,<text:s/></text:span><text:span text:style-name="T6_97">choćby</text:span><text:span text:style-name="T6_98"><text:s/></text:span><text:span text:style-name="T6_99">poprawiająca</text:span><text:span text:style-name="T6_100"><text:s/></text:span><text:span text:style-name="T6_101">co</text:span><text:span text:style-name="T6_102"><text:s/></text:span><text:span text:style-name="T6_103">chwila</text:span><text:span text:style-name="T6_104"><text:s/></text:span><text:span text:style-name="T6_105">okulary</text:span><text:span text:style-name="T6_106"><text:s/></text:span><text:span text:style-name="T6_107">Moondancer</text:span><text:span text:style-name="T6_108">,<text:s/></text:span><text:span text:style-name="T6_109">Minuette</text:span><text:span text:style-name="T6_110"><text:s/></text:span><text:span text:style-name="T6_111">z</text:span><text:span text:style-name="T6_112"><text:s/></text:span><text:span text:style-name="T6_113">aparatem</text:span><text:span text:style-name="T6_114"><text:s/></text:span><text:span text:style-name="T6_115">na</text:span><text:span text:style-name="T6_116"><text:s/></text:span><text:span text:style-name="T6_117">zębach</text:span><text:span text:style-name="T6_118"><text:s/></text:span><text:span text:style-name="T6_119">czy</text:span><text:span text:style-name="T6_120"><text:s/></text:span><text:span text:style-name="T6_121">okulary</text:span><text:span text:style-name="T6_122"><text:s/></text:span><text:span text:style-name="T6_123">Twilight</text:span><text:span text:style-name="T6_124"><text:s/></text:span><text:span text:style-name="T6_125">ze</text:span><text:span text:style-name="T6_126"><text:s/></text:span><text:span text:style-name="T6_127">skądinąd</text:span><text:span text:style-name="T6_128"><text:s/></text:span><text:span text:style-name="T6_129">znanym</text:span><text:span text:style-name="T6_130"><text:s/></text:span><text:span text:style-name="T6_131">znaczkiem</text:span><text:span text:style-name="T6_132">.<text:s/></text:span><text:span text:style-name="T6_133">Jedyne</text:span><text:span text:style-name="T6_134">,<text:s/></text:span><text:span text:style-name="T6_135">czego</text:span><text:span text:style-name="T6_136"><text:s/></text:span><text:span text:style-name="T6_137">mi</text:span><text:span text:style-name="T6_138"><text:s/></text:span><text:span text:style-name="T6_139">brakło</text:span><text:span text:style-name="T6_140"><text:s/></text:span><text:span text:style-name="T6_141">to</text:span><text:span text:style-name="T6_142"><text:s/></text:span><text:span text:style-name="T6_143">Twilight</text:span><text:span text:style-name="T6_144"><text:s/></text:span><text:span text:style-name="T6_145">otwarcie</text:span><text:span text:style-name="T6_146"><text:s/></text:span><text:span text:style-name="T6_147">mówiącej</text:span><text:span text:style-name="T6_148">,<text:s/></text:span><text:span text:style-name="T6_149">że</text:span><text:span text:style-name="T6_150"><text:s/></text:span><text:span text:style-name="T6_151">gdyby</text:span><text:span text:style-name="T6_152"><text:s/></text:span><text:span text:style-name="T6_153">nie</text:span><text:span text:style-name="T6_154"><text:s/></text:span><text:span text:style-name="T6_155">przyjaciele</text:span><text:span text:style-name="T6_156">,<text:s/></text:span><text:span text:style-name="T6_157">to</text:span><text:span text:style-name="T6_158"><text:s/></text:span><text:span text:style-name="T6_159">pewnie</text:span><text:span text:style-name="T6_160"><text:s/></text:span><text:span text:style-name="T6_161">wyglądałaby</text:span><text:span text:style-name="T6_162"><text:s/></text:span><text:span text:style-name="T6_163">teraz</text:span><text:span text:style-name="T6_164"><text:s/></text:span><text:span text:style-name="T6_165">i</text:span><text:span text:style-name="T6_166"><text:s/></text:span><text:span text:style-name="T6_167">zachowywała</text:span><text:span text:style-name="T6_168"><text:s/></text:span><text:span text:style-name="T6_169">się</text:span><text:span text:style-name="T6_170"><text:s/></text:span><text:span text:style-name="T6_171">jak</text:span><text:span text:style-name="T6_172"><text:s/></text:span><text:span text:style-name="T6_173">Moondancer</text:span><text:span text:style-name="T6_174">.<text:s/></text:span><text:span text:style-name="T6_175">Albo</text:span><text:span text:style-name="T6_176"><text:s/></text:span><text:span text:style-name="T6_177">by</text:span><text:span text:style-name="T6_178"><text:s/></text:span><text:span text:style-name="T6_179">nie</text:span><text:span text:style-name="T6_180"><text:s/></text:span><text:span text:style-name="T6_181">wyglądała</text:span><text:span text:style-name="T6_182">,<text:s/></text:span><text:span text:style-name="T6_183">bo</text:span><text:span text:style-name="T6_184"><text:s/></text:span><text:span text:style-name="T6_185">przecież</text:span><text:span text:style-name="T6_186"><text:s/></text:span><text:span text:style-name="T6_187">nastałaby</text:span><text:span text:style-name="T6_188"><text:s/></text:span><text:span text:style-name="T6_189">wieczna</text:span><text:span text:style-name="T6_190"><text:s/></text:span><text:span text:style-name="T6_191">ciemność</text:span><text:span text:style-name="T6_192">,<text:s/></text:span><text:span text:style-name="T6_193">gdyby</text:span><text:span text:style-name="T6_194"><text:s/></text:span><text:span text:style-name="T6_195">jednak</text:span><text:span text:style-name="T6_196"><text:s/></text:span><text:span text:style-name="T6_197">polazła</text:span><text:span text:style-name="T6_198"><text:s/></text:span><text:span text:style-name="T6_199">na</text:span><text:span text:style-name="T6_200"><text:s/></text:span><text:span text:style-name="T6_201">tę</text:span><text:span text:style-name="T6_202"><text:s/></text:span><text:span text:style-name="T6_203">imprezę</text:span><text:span text:style-name="T6_204">.<text:s/></text:span><text:span text:style-name="T6_205">Widzicie</text:span><text:span text:style-name="T6_206"><text:s/></text:span><text:span text:style-name="T6_207">teraz</text:span><text:span text:style-name="T6_208">,<text:s/></text:span><text:span text:style-name="T6_209">że</text:span><text:span text:style-name="T6_210"><text:s/></text:span><text:span text:style-name="T6_211">jednak</text:span><text:span text:style-name="T6_212"><text:s/></text:span><text:span text:style-name="T6_213">warto</text:span><text:span text:style-name="T6_214"><text:s/></text:span><text:span text:style-name="T6_215">się</text:span><text:span text:style-name="T6_216"><text:s/></text:span><text:span text:style-name="T6_217">uczyć</text:span><text:span text:style-name="T6_218">?</text:span></text:p>
      <text:p text:style-name="P7"/>
      <text:p text:style-name="P8"><text:span text:style-name="T8_1">Macter</text:span><text:span text:style-name="T8_2">4</text:span></text:p>
      <text:p text:style-name="P9"><text:span text:style-name="T9_1">Przez</text:span><text:span text:style-name="T9_2"><text:s/></text:span><text:span text:style-name="T9_3">małe</text:span><text:span text:style-name="T9_4"><text:s/></text:span><text:span text:style-name="T9_5">zamieszanie</text:span><text:span text:style-name="T9_6"><text:s/></text:span><text:span text:style-name="T9_7">tak</text:span><text:span text:style-name="T9_8"><text:s/></text:span><text:span text:style-name="T9_9">się</text:span><text:span text:style-name="T9_10"><text:s/></text:span><text:span text:style-name="T9_11">stało</text:span><text:span text:style-name="T9_12">,<text:s/></text:span><text:span text:style-name="T9_13">że</text:span><text:span text:style-name="T9_14"><text:s/></text:span><text:span text:style-name="T9_15">obejrzałem</text:span><text:span text:style-name="T9_16"><text:s/></text:span><text:span text:style-name="T9_17">dwa</text:span><text:span text:style-name="T9_18"><text:s/></text:span><text:span text:style-name="T9_19">odcinki</text:span><text:span text:style-name="T9_20"><text:s/></text:span><text:span text:style-name="T9_21">pod</text:span><text:span text:style-name="T9_22"><text:s/></text:span><text:span text:style-name="T9_23">rząd</text:span><text:span text:style-name="T9_24">,<text:s/></text:span><text:span text:style-name="T9_25">które</text:span><text:span text:style-name="T9_26"><text:s/></text:span><text:span text:style-name="T9_27">dla</text:span><text:span text:style-name="T9_28"><text:s/></text:span><text:span text:style-name="T9_29">mnie</text:span><text:span text:style-name="T9_30"><text:s/></text:span><text:span text:style-name="T9_31">fajnie</text:span><text:span text:style-name="T9_32"><text:s/></text:span><text:span text:style-name="T9_33">się</text:span><text:span text:style-name="T9_34"><text:s/></text:span><text:span text:style-name="T9_35">połączyły</text:span><text:span text:style-name="T9_36">.<text:s/></text:span><text:span text:style-name="T9_37">Wykorzystam</text:span><text:span text:style-name="T9_38"><text:s/></text:span><text:span text:style-name="T9_39">ten</text:span><text:span text:style-name="T9_40"><text:s/></text:span><text:span text:style-name="T9_41">fakt</text:span><text:span text:style-name="T9_42"><text:s/></text:span><text:span text:style-name="T9_43">i</text:span><text:span text:style-name="T9_44"><text:s/></text:span><text:span text:style-name="T9_45">dwie</text:span><text:span text:style-name="T9_46"><text:s/></text:span><text:span text:style-name="T9_47">oceny</text:span><text:span text:style-name="T9_48"><text:s/></text:span><text:span text:style-name="T9_49">połączę</text:span><text:span text:style-name="T9_50"><text:s/></text:span><text:span text:style-name="T9_51">w</text:span><text:span text:style-name="T9_52"><text:s/></text:span><text:span text:style-name="T9_53">jedną</text:span><text:span text:style-name="T9_54"><text:s/>(</text:span><text:span text:style-name="T9_55">tym</text:span><text:span text:style-name="T9_56"><text:s/></text:span><text:span text:style-name="T9_57">bardziej</text:span><text:span text:style-name="T9_58"><text:s/></text:span><text:span text:style-name="T9_59">że</text:span><text:span text:style-name="T9_60"><text:s/></text:span><text:span text:style-name="T9_61">jeszcze</text:span><text:span text:style-name="T9_62"><text:s/></text:span><text:span text:style-name="T9_63">nikt</text:span><text:span text:style-name="T9_64"><text:s/></text:span><text:span text:style-name="T9_65">na</text:span><text:span text:style-name="T9_66"><text:s/></text:span><text:span text:style-name="T9_67">taki</text:span><text:span text:style-name="T9_68"><text:s/></text:span><text:span text:style-name="T9_69">pomysł</text:span><text:span text:style-name="T9_70"><text:s/></text:span><text:span text:style-name="T9_71">nie</text:span><text:span text:style-name="T9_72"><text:s/></text:span><text:span text:style-name="T9_73">wpadł</text:span><text:span text:style-name="T9_74">).<text:s/></text:span><text:span text:style-name="T9_75">Pośrednio</text:span><text:span text:style-name="T9_76"><text:s/></text:span><text:span text:style-name="T9_77">motywem</text:span><text:span text:style-name="T9_78"><text:s/></text:span><text:span text:style-name="T9_79">obu</text:span><text:span text:style-name="T9_80"><text:s/></text:span><text:span text:style-name="T9_81">odcinków</text:span><text:span text:style-name="T9_82"><text:s/></text:span><text:span text:style-name="T9_83">jest</text:span><text:span text:style-name="T9_84"><text:s/></text:span><text:span text:style-name="T9_85">podróż</text:span><text:span text:style-name="T9_86"><text:s/></text:span><text:span text:style-name="T9_87">w</text:span><text:span text:style-name="T9_88"><text:s/></text:span><text:span text:style-name="T9_89">czasie</text:span><text:span text:style-name="T9_90"><text:s/>–<text:s/></text:span><text:span text:style-name="T9_91">w</text:span><text:span text:style-name="T9_92"><text:s/></text:span><text:span text:style-name="T9_93">przypadku</text:span><text:span text:style-name="T9_94"><text:s/>„</text:span><text:span text:style-name="T9_95">Amending</text:span><text:span text:style-name="T9_96"><text:s/></text:span><text:span text:style-name="T9_97">Fences</text:span><text:span text:style-name="T9_98">”<text:s/></text:span><text:span text:style-name="T9_99">jest</text:span><text:span text:style-name="T9_100"><text:s/></text:span><text:span text:style-name="T9_101">to</text:span><text:span text:style-name="T9_102"><text:s/></text:span><text:span text:style-name="T9_103">skok</text:span><text:span text:style-name="T9_104"><text:s/></text:span><text:span text:style-name="T9_105">w</text:span><text:span text:style-name="T9_106"><text:s/></text:span><text:span text:style-name="T9_107">wymiarze</text:span><text:span text:style-name="T9_108"><text:s/></text:span><text:span text:style-name="T9_109">rzeczywistym</text:span><text:span text:style-name="T9_110">.<text:s/></text:span><text:span text:style-name="T9_111">Wracamy</text:span><text:span text:style-name="T9_112"><text:s/></text:span><text:span text:style-name="T9_113">do</text:span><text:span text:style-name="T9_114"><text:s/>2010<text:s/></text:span><text:span text:style-name="T9_115">roku</text:span><text:span text:style-name="T9_116"><text:s/></text:span><text:span text:style-name="T9_117">i</text:span><text:span text:style-name="T9_118"><text:s/></text:span><text:span text:style-name="T9_119">rozwiązujemy</text:span><text:span text:style-name="T9_120"><text:s/></text:span><text:span text:style-name="T9_121">zagadkę</text:span><text:span text:style-name="T9_122">,<text:s/></text:span><text:span text:style-name="T9_123"><office:annotation><dc:creator/><text:p text:style-name="P10"><text:span text:style-name="T10_1">Przekształć</text:span><text:span text:style-name="T10_2"><text:s/></text:span><text:span text:style-name="T10_3">to</text:span><text:span text:style-name="T10_4"><text:s/></text:span><text:span text:style-name="T10_5">zdanie</text:span><text:span text:style-name="T10_6">,<text:s/></text:span><text:span text:style-name="T10_7">waćpan</text:span><text:span text:style-name="T10_8">,<text:s/></text:span><text:span text:style-name="T10_9">bo</text:span><text:span text:style-name="T10_10"><text:s/></text:span><text:span text:style-name="T10_11">wychodzi</text:span><text:span text:style-name="T10_12"><text:s/></text:span><text:span text:style-name="T10_13">na</text:span><text:span text:style-name="T10_14"><text:s/></text:span><text:span text:style-name="T10_15">to</text:span><text:span text:style-name="T10_16">,<text:s/></text:span><text:span text:style-name="T10_17">że</text:span><text:span text:style-name="T10_18"><text:s/></text:span><text:span text:style-name="T10_19">zagadka</text:span><text:span text:style-name="T10_20"><text:s/></text:span><text:span text:style-name="T10_21">brzmiała</text:span><text:span text:style-name="T10_22"><text:s/>"(...)<text:s/></text:span><text:span text:style-name="T10_23">kim</text:span><text:span text:style-name="T10_24"><text:s/></text:span><text:span text:style-name="T10_25">była</text:span><text:span text:style-name="T10_26"><text:s/></text:span><text:span text:style-name="T10_27">impreza</text:span><text:span text:style-name="T10_28"><text:s/></text:span><text:span text:style-name="T10_29">z</text:span><text:span text:style-name="T10_30"><text:s/></text:span><text:span text:style-name="T10_31">pierwszego</text:span><text:span text:style-name="T10_32"><text:s/></text:span><text:span text:style-name="T10_33">odcinka</text:span><text:span text:style-name="T10_34">".</text:span></text:p></office:annotation></text:span><text:span text:style-name="T10_35"><office:annotation><dc:creator/><text:p text:style-name="P11"><text:span text:style-name="T11_1">Nie</text:span><text:span text:style-name="T11_2"><text:s/></text:span><text:span text:style-name="T11_3">mam</text:span><text:span text:style-name="T11_4"><text:s/></text:span><text:span text:style-name="T11_5">pojęcia</text:span><text:span text:style-name="T11_6"><text:s/></text:span><text:span text:style-name="T11_7">ja</text:span><text:span text:style-name="T11_8"><text:s/></text:span><text:span text:style-name="T11_9">to</text:span><text:span text:style-name="T11_10"><text:s/></text:span><text:span text:style-name="T11_11">przekształcić</text:span><text:span text:style-name="T11_12">.<text:s/></text:span><text:span text:style-name="T11_13">Dodatkowo</text:span><text:span text:style-name="T11_14"><text:s/></text:span><text:span text:style-name="T11_15">zastanawia</text:span><text:span text:style-name="T11_16"><text:s/></text:span><text:span text:style-name="T11_17">mnie</text:span><text:span text:style-name="T11_18"><text:s/></text:span><text:span text:style-name="T11_19">jakim</text:span><text:span text:style-name="T11_20"><text:s/></text:span><text:span text:style-name="T11_21">cudem</text:span><text:span text:style-name="T11_22"><text:s/></text:span><text:span text:style-name="T11_23">wyszedł</text:span><text:span text:style-name="T11_24"><text:s/></text:span><text:span text:style-name="T11_25">ci</text:span><text:span text:style-name="T11_26"><text:s/></text:span><text:span text:style-name="T11_27">taki</text:span><text:span text:style-name="T11_28"><text:s/></text:span><text:span text:style-name="T11_29">tok</text:span><text:span text:style-name="T11_30"><text:s/></text:span><text:span text:style-name="T11_31">rozumowania</text:span><text:span text:style-name="T11_32">.<text:s/></text:span><text:span text:style-name="T11_33">Dla</text:span><text:span text:style-name="T11_34"><text:s/></text:span><text:span text:style-name="T11_35">mnie</text:span><text:span text:style-name="T11_36"><text:s/></text:span><text:span text:style-name="T11_37">tutaj</text:span><text:span text:style-name="T11_38"><text:s/></text:span><text:span text:style-name="T11_39">wszystko</text:span><text:span text:style-name="T11_40"><text:s/></text:span><text:span text:style-name="T11_41">jest</text:span><text:span text:style-name="T11_42"><text:s/></text:span><text:span text:style-name="T11_43">jasne</text:span><text:span text:style-name="T11_44"><text:s/></text:span><text:span text:style-name="T11_45">jak</text:span><text:span text:style-name="T11_46"><text:s/></text:span><text:span text:style-name="T11_47">słońce</text:span><text:span text:style-name="T11_48">.</text:span></text:p></office:annotation></text:span><text:span text:style-name="T11_49"><office:annotation><dc:creator/><text:p text:style-name="P12"><text:span text:style-name="T12_1">Taki</text:span><text:span text:style-name="T12_2"><text:s/></text:span><text:span text:style-name="T12_3">tok</text:span><text:span text:style-name="T12_4"><text:s/></text:span><text:span text:style-name="T12_5">rozumowania</text:span><text:span text:style-name="T12_6"><text:s/></text:span><text:span text:style-name="T12_7">wyszedł</text:span><text:span text:style-name="T12_8"><text:s/></text:span><text:span text:style-name="T12_9">przez</text:span><text:span text:style-name="T12_10"><text:s/></text:span><text:span text:style-name="T12_11">przeczytanie</text:span><text:span text:style-name="T12_12"><text:s/></text:span><text:span text:style-name="T12_13">tego</text:span><text:span text:style-name="T12_14"><text:s/></text:span><text:span text:style-name="T12_15">zdania</text:span><text:span text:style-name="T12_16"><text:s/>-.-<text:s/>.<text:s/></text:span><text:span text:style-name="T12_17">To</text:span><text:span text:style-name="T12_18"><text:s/></text:span><text:span text:style-name="T12_19">brzmi</text:span><text:span text:style-name="T12_20"><text:s/></text:span><text:span text:style-name="T12_21">źle</text:span><text:span text:style-name="T12_22">.<text:s/></text:span><text:span text:style-name="T12_23">Może</text:span><text:span text:style-name="T12_24"><text:s/></text:span><text:span text:style-name="T12_25">marudzę</text:span><text:span text:style-name="T12_26"><text:s/></text:span><text:span text:style-name="T12_27">i</text:span><text:span text:style-name="T12_28"><text:s/></text:span><text:span text:style-name="T12_29">się</text:span><text:span text:style-name="T12_30"><text:s/></text:span><text:span text:style-name="T12_31">czepiam</text:span><text:span text:style-name="T12_32">,<text:s/></text:span><text:span text:style-name="T12_33">ale</text:span><text:span text:style-name="T12_34"><text:s/></text:span><text:span text:style-name="T12_35">prosiłbym</text:span><text:span text:style-name="T12_36"><text:s/></text:span><text:span text:style-name="T12_37">o</text:span><text:span text:style-name="T12_38"><text:s/></text:span><text:span text:style-name="T12_39">naprostowanie</text:span><text:span text:style-name="T12_40"><text:s/></text:span><text:span text:style-name="T12_41">tego</text:span><text:span text:style-name="T12_42">.<text:s/></text:span><text:span text:style-name="T12_43">Chyba</text:span><text:span text:style-name="T12_44"><text:s/></text:span><text:span text:style-name="T12_45">że</text:span><text:span text:style-name="T12_46"><text:s/></text:span><text:span text:style-name="T12_47">chodziło</text:span><text:span text:style-name="T12_48"><text:s/></text:span><text:span text:style-name="T12_49">o</text:span><text:span text:style-name="T12_50"><text:s/></text:span><text:span text:style-name="T12_51">zagadkę</text:span><text:span text:style-name="T12_52"><text:s/></text:span><text:span text:style-name="T12_53">imprezY</text:span><text:span text:style-name="T12_54">,<text:s/></text:span><text:span text:style-name="T12_55">wtedy</text:span><text:span text:style-name="T12_56"><text:s/></text:span><text:span text:style-name="T12_57">wystarczy</text:span><text:span text:style-name="T12_58"><text:s/></text:span><text:span text:style-name="T12_59">poprawić</text:span><text:span text:style-name="T12_60"><text:s/></text:span><text:span text:style-name="T12_61">końcówkę</text:span><text:span text:style-name="T12_62"><text:s/></text:span><text:span text:style-name="T12_63">i</text:span><text:span text:style-name="T12_64"><text:s/></text:span><text:span text:style-name="T12_65">dostawić</text:span><text:span text:style-name="T12_66"><text:s/></text:span><text:span text:style-name="T12_67">przecinek</text:span><text:span text:style-name="T12_68"><text:s/></text:span><text:span text:style-name="T12_69">po</text:span><text:span text:style-name="T12_70"><text:s/></text:span><text:span text:style-name="T12_71">Moondancer</text:span><text:span text:style-name="T12_72"><text:s/>(</text:span><text:span text:style-name="T12_73">wtrącenie</text:span><text:span text:style-name="T12_74">).</text:span></text:p></office:annotation></text:span><text:span text:style-name="T12_75">kim</text:span><text:span text:style-name="T12_76"><text:s/></text:span><text:span text:style-name="T12_77">była</text:span><text:span text:style-name="T12_78"><text:s/></text:span><text:span text:style-name="T12_79">Moondancer</text:span><text:span text:style-name="T12_80"><text:s/></text:span><text:span text:style-name="T12_81">oraz</text:span><text:span text:style-name="T12_82"><text:s/></text:span><text:span text:style-name="T12_83">o</text:span><text:span text:style-name="T12_84"><text:s/></text:span><text:span text:style-name="T12_85">co</text:span><text:span text:style-name="T12_86"><text:s/></text:span><text:span text:style-name="T12_87">chodziło</text:span><text:span text:style-name="T12_88"><text:s/></text:span><text:span text:style-name="T12_89">z</text:span><text:span text:style-name="T12_90"><text:s/></text:span><text:span text:style-name="T12_91">jej</text:span><text:span text:style-name="T12_92"><text:s/></text:span><text:span text:style-name="T12_93">imprezą</text:span><text:span text:style-name="T12_94"><text:s/></text:span><text:span text:style-name="T12_95">z</text:span><text:span text:style-name="T12_96"><text:s/></text:span><text:span text:style-name="T12_97">pierwszego</text:span><text:span text:style-name="T12_98"><text:s/></text:span><text:span text:style-name="T12_99">odcinka</text:span><text:span text:style-name="T12_100">.<text:s/></text:span><text:span text:style-name="T12_101">Jasno</text:span><text:span text:style-name="T12_102"><text:s/></text:span><text:span text:style-name="T12_103">jest</text:span><text:span text:style-name="T12_104"><text:s/></text:span><text:span text:style-name="T12_105">pokazane</text:span><text:span text:style-name="T12_106">,<text:s/></text:span><text:span text:style-name="T12_107">że</text:span><text:span text:style-name="T12_108"><text:s/></text:span><text:span text:style-name="T12_109">niektórych</text:span><text:span text:style-name="T12_110"><text:s/></text:span><text:span text:style-name="T12_111">rzeczy</text:span><text:span text:style-name="T12_112"><text:s/></text:span><text:span text:style-name="T12_113">nie</text:span><text:span text:style-name="T12_114"><text:s/></text:span><text:span text:style-name="T12_115">wolno</text:span><text:span text:style-name="T12_116"><text:s/></text:span><text:span text:style-name="T12_117">zupełnie</text:span><text:span text:style-name="T12_118"><text:s/></text:span><text:span text:style-name="T12_119">zignorować</text:span><text:span text:style-name="T12_120">,<text:s/></text:span><text:span text:style-name="T12_121">nawet</text:span><text:span text:style-name="T12_122"><text:s/></text:span><text:span text:style-name="T12_123">w</text:span><text:span text:style-name="T12_124"><text:s/></text:span><text:span text:style-name="T12_125">przeddzień</text:span><text:span text:style-name="T12_126"><text:s/></text:span><text:span text:style-name="T12_127">apokalipsy</text:span><text:span text:style-name="T12_128">.<text:s/></text:span><text:span text:style-name="T12_129">Zaś</text:span><text:span text:style-name="T12_130"><text:s/></text:span><text:span text:style-name="T12_131">to</text:span><text:span text:style-name="T12_132">,<text:s/></text:span><text:span text:style-name="T12_133">jak</text:span><text:span text:style-name="T12_134"><text:s/></text:span><text:span text:style-name="T12_135">wyglądają</text:span><text:span text:style-name="T12_136"><text:s/></text:span><text:span text:style-name="T12_137">starania</text:span><text:span text:style-name="T12_138"><text:s/></text:span><text:span text:style-name="T12_139">w</text:span><text:span text:style-name="T12_140"><text:s/></text:span><text:span text:style-name="T12_141">naprawieniu</text:span><text:span text:style-name="T12_142"><text:s/></text:span><text:span text:style-name="T12_143">starej</text:span><text:span text:style-name="T12_144"><text:s/></text:span><text:span text:style-name="T12_145">znajomości</text:span><text:span text:style-name="T12_146">,<text:s/></text:span><text:span text:style-name="T12_147">jak</text:span><text:span text:style-name="T12_148"><text:s/></text:span><text:span text:style-name="T12_149">i</text:span><text:span text:style-name="T12_150"><text:s/></text:span><text:span text:style-name="T12_151">cała</text:span><text:span text:style-name="T12_152"><text:s/></text:span><text:span text:style-name="T12_153">fabuła</text:span><text:span text:style-name="T12_154"><text:s/></text:span><text:span text:style-name="T12_155">odcinka</text:span><text:span text:style-name="T12_156">,<text:s/></text:span><text:span text:style-name="T12_157">to</text:span><text:span text:style-name="T12_158"><text:s/></text:span><text:span text:style-name="T12_159">jest</text:span><text:span text:style-name="T12_160"><text:s/></text:span><text:span text:style-name="T12_161">coś</text:span><text:span text:style-name="T12_162">,<text:s/></text:span><text:span text:style-name="T12_163">czego</text:span><text:span text:style-name="T12_164"><text:s/></text:span><text:span text:style-name="T12_165">oczekiwałem</text:span><text:span text:style-name="T12_166"><text:s/></text:span><text:span text:style-name="T12_167">po</text:span><text:span text:style-name="T12_168"><text:s/></text:span><text:span text:style-name="T12_169">epizodzie</text:span><text:span text:style-name="T12_170"><text:s/>„</text:span><text:span text:style-name="T12_171">Castle</text:span><text:span text:style-name="T12_172"><text:s/></text:span><text:span text:style-name="T12_173">Sweet</text:span><text:span text:style-name="T12_174"><text:s/></text:span><text:span text:style-name="T12_175">Castle</text:span><text:span text:style-name="T12_176">”,<text:s/></text:span><text:span text:style-name="T12_177">na</text:span><text:span text:style-name="T12_178"><text:s/></text:span><text:span text:style-name="T12_179">którym</text:span><text:span text:style-name="T12_180"><text:s/></text:span><text:span text:style-name="T12_181">się</text:span><text:span text:style-name="T12_182"><text:s/></text:span><text:span text:style-name="T12_183">zawiodłem</text:span><text:span text:style-name="T12_184">.<text:s/></text:span><text:span text:style-name="T12_185">Tutaj</text:span><text:span text:style-name="T12_186"><text:s/></text:span><text:span text:style-name="T12_187">wyraźnie</text:span><text:span text:style-name="T12_188"><text:s/></text:span><text:span text:style-name="T12_189">pokazano</text:span><text:span text:style-name="T12_190">,<text:s/></text:span><text:span text:style-name="T12_191">że</text:span><text:span text:style-name="T12_192"><text:s/></text:span><text:span text:style-name="T12_193">leczenie</text:span><text:span text:style-name="T12_194"><text:s/></text:span><text:span text:style-name="T12_195">niektórych</text:span><text:span text:style-name="T12_196"><text:s/></text:span><text:span text:style-name="T12_197">demonów</text:span><text:span text:style-name="T12_198"><text:s/></text:span><text:span text:style-name="T12_199">przeszłości</text:span><text:span text:style-name="T12_200"><text:s/></text:span><text:span text:style-name="T12_201">nie</text:span><text:span text:style-name="T12_202"><text:s/></text:span><text:span text:style-name="T12_203">jest</text:span><text:span text:style-name="T12_204"><text:s/></text:span><text:span text:style-name="T12_205">łatwą</text:span><text:span text:style-name="T12_206"><text:s/></text:span><text:span text:style-name="T12_207">sprawą</text:span><text:span text:style-name="T12_208">.<text:s/></text:span><text:span text:style-name="T12_209">Ale</text:span><text:span text:style-name="T12_210"><text:s/></text:span><text:span text:style-name="T12_211">to</text:span><text:span text:style-name="T12_212">,<text:s/></text:span><text:span text:style-name="T12_213">jak</text:span><text:span text:style-name="T12_214"><text:s/></text:span><text:span text:style-name="T12_215">i</text:span><text:span text:style-name="T12_216"><text:s/></text:span><text:span text:style-name="T12_217">ich</text:span><text:span text:style-name="T12_218"><text:s/></text:span><text:span text:style-name="T12_219">inny</text:span><text:span text:style-name="T12_220"><text:s/></text:span><text:span text:style-name="T12_221">typ</text:span><text:span text:style-name="T12_222">,<text:s/></text:span><text:span text:style-name="T12_223">w</text:span><text:span text:style-name="T12_224"><text:s/></text:span><text:span text:style-name="T12_225">pełni</text:span><text:span text:style-name="T12_226"><text:s/></text:span><text:span text:style-name="T12_227">pokazuje</text:span><text:span text:style-name="T12_228"><text:s/></text:span><text:span text:style-name="T12_229">odcinek</text:span><text:span text:style-name="T12_230">…</text:span></text:p>
      <text:p text:style-name="P13"/>
      <text:p text:style-name="P14"><text:span text:style-name="T14_1">(</text:span><text:span text:style-name="T14_2">tutaj</text:span><text:span text:style-name="T14_3"><text:s/></text:span><text:span text:style-name="T14_4">w</text:span><text:span text:style-name="T14_5"><text:s/></text:span><text:span text:style-name="T14_6">składzie</text:span><text:span text:style-name="T14_7"><text:s/></text:span><text:span text:style-name="T14_8">będzie</text:span><text:span text:style-name="T14_9"><text:s/></text:span><text:span text:style-name="T14_10">nazwa</text:span><text:span text:style-name="T14_11"><text:s/></text:span><text:span text:style-name="T14_12">kolejnego</text:span><text:span text:style-name="T14_13"><text:s/></text:span><text:span text:style-name="T14_14">odcinka</text:span><text:span text:style-name="T14_15"><text:s/>–<text:s/></text:span><text:span text:style-name="T14_16">korektorów</text:span><text:span text:style-name="T14_17"><text:s/></text:span><text:span text:style-name="T14_18">zaś</text:span><text:span text:style-name="T14_19"><text:s/></text:span><text:span text:style-name="T14_20">zapraszam</text:span><text:span text:style-name="T14_21"><text:s/></text:span><text:span text:style-name="T14_22">do</text:span><text:span text:style-name="T14_23"><text:s/></text:span><text:span text:style-name="T14_24">recenzji</text:span><text:span text:style-name="T14_25"><text:s/>13<text:s/></text:span><text:span text:style-name="T14_26">odcinka</text:span><text:span text:style-name="T14_27"><text:s/>^_^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